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paragraph-properties fo:margin-left="0.9807in" fo:margin-right="0in" fo:text-indent="-0.25in" style:auto-text-indent="fals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unctional Testing Plan</text:h>
      <text:h text:style-name="Heading_20_2" text:outline-level="2">Functional Things to Verify</text:h>
      <text:list xml:id="list33513178" text:style-name="L1">
        <text:list-item>
          <text:p text:style-name="P1">Does the serial pinout make sense?</text:p>
        </text:list-item>
      </text:list>
      <text:h text:style-name="Heading_20_2" text:outline-level="2">HW Things to Verify</text:h>
      <text:list xml:id="list33528754" text:style-name="L2">
        <text:list-item>
          <text:p text:style-name="P2">Power consumption</text:p>
        </text:list-item>
        <text:list-item>
          <text:p text:style-name="P3">Sweep input voltage from 1 to max 6 V with low load</text:p>
        </text:list-item>
        <text:list-item>
          <text:p text:style-name="P3">Sweep input voltage from 1 to max 6 V with large load (100mA)</text:p>
        </text:list-item>
        <text:list-item>
          <text:p text:style-name="P3">Measure efficiency and 5v voltage/ripple/sag</text:p>
        </text:list-item>
        <text:list-item>
          <text:p text:style-name="P2">Test that the battery port is protected.</text:p>
        </text:list-item>
        <text:list-item>
          <text:p text:style-name="P2">Test that the boost is protected from serial power</text:p>
        </text:list-item>
        <text:list-item>
          <text:p text:style-name="P2">I2C signal integrity – Test with known board</text:p>
        </text:list-item>
        <text:list-item>
          <text:p text:style-name="P2">SPI signal integrity – Test with known board</text:p>
        </text:list-item>
        <text:list-item>
          <text:p text:style-name="P2">Serial port signal integrity – Test with known board</text:p>
        </text:list-item>
        <text:list-item>
          <text:p text:style-name="P2">GPIO rise time and ringing with no load – record</text:p>
        </text:list-item>
      </text:list>
      <text:p text:style-name="Text_20_body"/>
      <text:p text:style-name="Text_20_body"/>
      <text:h text:style-name="Heading_20_2" text:outline-level="2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2H3M32S</meta:editing-duration>
    <meta:editing-cycles>10</meta:editing-cycles>
    <meta:generator>OpenOffice.org/3.3$Win32 OpenOffice.org_project/330m20$Build-9567</meta:generator>
    <dc:date>2015-12-01T10:13:06.72</dc:date>
    <dc:creator>Marshall Taylor</dc:creator>
    <meta:document-statistic meta:table-count="0" meta:image-count="0" meta:object-count="0" meta:page-count="1" meta:paragraph-count="14" meta:word-count="111" meta:character-count="565"/>
    <meta:user-defined meta:name="Info 1"/>
    <meta:user-defined meta:name="Info 2"/>
    <meta:user-defined meta:name="Info 3"/>
    <meta:user-defined meta:name="Info 4"/>
  </office:meta>
</office:document-meta>
</file>